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e683b" officeooo:paragraph-rsid="001e683b"/>
    </style:style>
    <style:style style:name="P2" style:family="paragraph" style:parent-style-name="Standard">
      <style:text-properties fo:font-size="12pt" officeooo:rsid="001e683b" officeooo:paragraph-rsid="001e683b"/>
    </style:style>
    <style:style style:name="P3" style:family="paragraph" style:parent-style-name="Standard">
      <style:text-properties fo:font-size="12pt" officeooo:rsid="001e683b" officeooo:paragraph-rsid="001e683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6.586cm" fo:min-width="8.1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4.678cm" fo:min-width="2.8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none" draw:fill-color="#ffffff" draw:textarea-horizontal-align="justify" draw:textarea-vertical-align="middle" draw:auto-grow-height="false" fo:min-height="1.799cm" fo:min-width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4.117cm" fo:min-width="3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ation en C</text:p>
      <text:p text:style-name="P1"/>
      <text:p text:style-name="P2">3 fichiers : </text:p>
      <text:p text:style-name="P2">- main.c<text:tab/>contiendra la fonction main et inclura mabiblio.h</text:p>
      <text:p text:style-name="P2">- mabiblio.c<text:tab/>contiendra toutes les fonctions</text:p>
      <text:p text:style-name="P2">- mabiblio.h <text:tab/>contiendra toutes les entêtes des fonctions ainsi que les #defines etc</text:p>
      <text:p text:style-name="P2"/>
      <text:p text:style-name="P2"><draw:custom-shape text:anchor-type="paragraph" draw:z-index="0" draw:name="Forme1" draw:style-name="gr1" draw:text-style-name="P4" svg:width="11.563cm" svg:height="9.314cm" svg:x="1.753cm" svg:y="0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" draw:name="Forme2" draw:style-name="gr2" draw:text-style-name="P5" svg:width="2.541cm" svg:height="1.271cm" svg:x="7.124cm" svg:y="0.302cm"><draw:text-box><text:p>Pile</text:p></draw:text-box></draw:frame><draw:custom-shape text:anchor-type="paragraph" draw:z-index="2" draw:name="Forme3" draw:style-name="gr3" draw:text-style-name="P5" svg:width="4.022cm" svg:height="6.615cm" svg:x="3.526cm" svg:y="2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" draw:name="Forme5" draw:style-name="gr4" draw:text-style-name="P5" svg:width="1.535cm" svg:height="0.503cm" svg:x="6.622cm" svg:y="1.572cm"><draw:text-box><text:p>main</text:p></draw:text-box></draw:frame><draw:frame text:anchor-type="paragraph" draw:z-index="4" draw:name="Forme6" draw:style-name="gr5" draw:text-style-name="P5" svg:width="1.297cm" svg:height="0.636cm" svg:x="4.346cm" svg:y="3.503cm"><draw:text-box><text:p>tab</text:p></draw:text-box></draw:frame><draw:custom-shape text:anchor-type="paragraph" draw:z-index="5" draw:name="Forme4" draw:style-name="gr6" draw:text-style-name="P5" svg:width="0.556cm" svg:height="1.8cm" svg:x="4.981cm" svg:y="3.212cm"><text:p/><draw:enhanced-geometry svg:viewBox="0 0 21600 21600" draw:type="rectangle" draw:enhanced-path="M 0 0 L 21600 0 21600 21600 0 21600 0 0 Z N"/></draw:custom-shape><draw:custom-shape text:anchor-type="paragraph" draw:z-index="6" draw:name="Forme7" draw:style-name="gr7" draw:text-style-name="P5" svg:width="4.34cm" svg:height="5.822cm" svg:x="8.236cm" svg:y="2.7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name="Forme8" draw:style-name="gr8" draw:text-style-name="P5" svg:width="1.985cm" svg:height="0.689cm" svg:x="9.638cm" svg:y="2.18cm"><draw:text-box><text:p>affichag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10:44.318903768</meta:creation-date>
    <meta:generator>LibreOffice/6.0.6.2$Linux_X86_64 LibreOffice_project/00m0$Build-2</meta:generator>
    <dc:date>2018-11-07T16:09:58.083397797</dc:date>
    <meta:editing-duration>PT1H6M18S</meta:editing-duration>
    <meta:editing-cycles>2</meta:editing-cycles>
    <meta:document-statistic meta:table-count="0" meta:image-count="0" meta:object-count="0" meta:page-count="1" meta:paragraph-count="5" meta:word-count="34" meta:character-count="217" meta:non-whitespace-character-count="186"/>
  </office:meta>
</office:document-meta>
</file>